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GraphConvGRU</text:p>
          </table:table-cell>
          <table:covered-table-cell/>
          <table:table-cell table:style-name="ce1" office:value-type="string" calcext:value-type="string" table:number-columns-spanned="2" table:number-rows-spanned="1">
            <text:p>FC-LSTM</text:p>
          </table:table-cell>
          <table:covered-table-cell/>
          <table:table-cell table:style-name="ce1" office:value-type="string" calcext:value-type="string" table:number-columns-spanned="2" table:number-rows-spanned="1">
            <text:p>Convlstm</text:p>
          </table:table-cell>
          <table:covered-table-cell/>
          <table:table-cell table:style-name="ce1" office:value-type="string" calcext:value-type="string" table:number-columns-spanned="2" table:number-rows-spanned="1">
            <text:p>Arima</text:p>
          </table:table-cell>
          <table:covered-table-cell/>
          <table:table-cell table:style-name="ce3" office:value-type="string" calcext:value-type="string" table:number-columns-spanned="2" table:number-rows-spanned="1">
            <text:p>Random Fores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VR</text:p>
          </table:table-cell>
          <table:covered-table-cell/>
        </table:table-row>
        <table:table-row table:style-name="ro1">
          <table:table-cell office:value-type="string" calcext:value-type="string">
            <text:p>Experiment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Val 2015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71458" calcext:value-type="float">
            <text:p>0.71458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70525" calcext:value-type="float">
            <text:p>0.70525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70829" calcext:value-type="float">
            <text:p>0.70829</text:p>
          </table:table-cell>
          <table:table-cell office:value-type="float" office:value="0.86636" calcext:value-type="float">
            <text:p>0.86636</text:p>
          </table:table-cell>
          <table:table-cell office:value-type="float" office:value="0.70018" calcext:value-type="float">
            <text:p>0.70018</text:p>
          </table:table-cell>
          <table:table-cell office:value-type="float" office:value="0.85973" calcext:value-type="float">
            <text:p>0.85973</text:p>
          </table:table-cell>
          <table:table-cell office:value-type="float" office:value="0.70127" calcext:value-type="float">
            <text:p>0.70127</text:p>
          </table:table-cell>
          <table:table-cell office:value-type="float" office:value="0.87244" calcext:value-type="float">
            <text:p>0.87244</text:p>
          </table:table-cell>
        </table:table-row>
        <table:table-row table:style-name="ro1">
          <table:table-cell office:value-type="string" calcext:value-type="string">
            <text:p>Test 2015</text:p>
          </table:table-cell>
          <table:table-cell office:value-type="float" office:value="0.72302" calcext:value-type="float">
            <text:p>0.7230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71286" calcext:value-type="float">
            <text:p>0.71286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70507" calcext:value-type="float">
            <text:p>0.70507</text:p>
          </table:table-cell>
          <table:table-cell office:value-type="float" office:value="0.86347" calcext:value-type="float">
            <text:p>0.86347</text:p>
          </table:table-cell>
          <table:table-cell office:value-type="float" office:value="0.71811" calcext:value-type="float">
            <text:p>0.71811</text:p>
          </table:table-cell>
          <table:table-cell office:value-type="float" office:value="0.87366" calcext:value-type="float">
            <text:p>0.87366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1">
          <table:table-cell office:value-type="string" calcext:value-type="string">
            <text:p>Val 2016</text:p>
          </table:table-cell>
          <table:table-cell office:value-type="float" office:value="0.72771" calcext:value-type="float">
            <text:p>0.7277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1698" calcext:value-type="float">
            <text:p>0.71698</text:p>
          </table:table-cell>
          <table:table-cell office:value-type="float" office:value="0.86515" calcext:value-type="float">
            <text:p>0.86515</text:p>
          </table:table-cell>
          <table:table-cell office:value-type="float" office:value="0.72702" calcext:value-type="float">
            <text:p>0.72702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7162" calcext:value-type="float">
            <text:p>0.7162</text:p>
          </table:table-cell>
          <table:table-cell office:value-type="float" office:value="0.87468" calcext:value-type="float">
            <text:p>0.87468</text:p>
          </table:table-cell>
        </table:table-row>
        <table:table-row table:style-name="ro1">
          <table:table-cell office:value-type="string" calcext:value-type="string">
            <text:p>Test 2016</text:p>
          </table:table-cell>
          <table:table-cell office:value-type="float" office:value="0.6914" calcext:value-type="float">
            <text:p>0.6914</text:p>
          </table:table-cell>
          <table:table-cell/>
          <table:table-cell office:value-type="float" office:value="0.70786" calcext:value-type="float">
            <text:p>0.7078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69833" calcext:value-type="float">
            <text:p>0.6983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1841" calcext:value-type="float">
            <text:p>0.71841</text:p>
          </table:table-cell>
          <table:table-cell office:value-type="float" office:value="0.87644" calcext:value-type="float">
            <text:p>0.87644</text:p>
          </table:table-cell>
          <table:table-cell office:value-type="float" office:value="0.69332" calcext:value-type="float">
            <text:p>0.69332</text:p>
          </table:table-cell>
          <table:table-cell office:value-type="float" office:value="0.85544" calcext:value-type="float">
            <text:p>0.85544</text:p>
          </table:table-cell>
          <table:table-cell office:value-type="float" office:value="0.69683" calcext:value-type="float">
            <text:p>0.69683</text:p>
          </table:table-cell>
          <table:table-cell office:value-type="float" office:value="0.87018" calcext:value-type="float">
            <text:p>0.87018</text:p>
          </table:table-cell>
        </table:table-row>
        <table:table-row table:style-name="ro1">
          <table:table-cell office:value-type="string" calcext:value-type="string">
            <text:p>Val 2017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72361" calcext:value-type="float">
            <text:p>0.72361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70885" calcext:value-type="float">
            <text:p>0.70885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1622" calcext:value-type="float">
            <text:p>0.71622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1262" calcext:value-type="float">
            <text:p>0.71262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71757" calcext:value-type="float">
            <text:p>0.71757</text:p>
          </table:table-cell>
          <table:table-cell office:value-type="float" office:value="0.87856" calcext:value-type="float">
            <text:p>0.87856</text:p>
          </table:table-cell>
        </table:table-row>
        <table:table-row table:style-name="ro1">
          <table:table-cell office:value-type="string" calcext:value-type="string">
            <text:p>Test 2017</text:p>
          </table:table-cell>
          <table:table-cell office:value-type="float" office:value="0.70794" calcext:value-type="float">
            <text:p>0.70794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70511" calcext:value-type="float">
            <text:p>0.7051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69853" calcext:value-type="float">
            <text:p>0.69853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68588" calcext:value-type="float">
            <text:p>0.68588</text:p>
          </table:table-cell>
          <table:table-cell office:value-type="float" office:value="0.85317" calcext:value-type="float">
            <text:p>0.85317</text:p>
          </table:table-cell>
          <table:table-cell office:value-type="float" office:value="0.69729" calcext:value-type="float">
            <text:p>0.69729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87249" calcext:value-type="float">
            <text:p>0.87249</text:p>
          </table:table-cell>
        </table:table-row>
        <table:table-row table:style-name="ro1">
          <table:table-cell office:value-type="string" calcext:value-type="string">
            <text:p>Val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71895" calcext:value-type="float">
            <text:p>0.71895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70389" calcext:value-type="float">
            <text:p>0.70389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70469" calcext:value-type="float">
            <text:p>0.70469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707325" calcext:value-type="float">
            <text:p>0.70732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872848" calcext:value-type="float">
            <text:p>0.872848</text:p>
          </table:table-cell>
        </table:table-row>
        <table:table-row table:style-name="ro1">
          <table:table-cell office:value-type="string" calcext:value-type="string">
            <text:p>Test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1636" calcext:value-type="float">
            <text:p>0.71636</text:p>
          </table:table-cell>
          <table:table-cell office:value-type="float" office:value="0.874" calcext:value-type="float">
            <text:p>0.874</text:p>
          </table:table-cell>
          <table:table-cell office:value-type="float" office:value="0.708" calcext:value-type="float">
            <text:p>0.708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71225" calcext:value-type="float">
            <text:p>0.71225</text:p>
          </table:table-cell>
          <table:table-cell office:value-type="float" office:value="0.86934" calcext:value-type="float">
            <text:p>0.86934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7169" calcext:value-type="float">
            <text:p>0.87169</text:p>
          </table:table-cell>
          <table:table-cell office:value-type="float" office:value="0.70849" calcext:value-type="float">
            <text:p>0.70849</text:p>
          </table:table-cell>
          <table:table-cell office:value-type="float" office:value="0.87646" calcext:value-type="float">
            <text:p>0.87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09:05:39.455071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7:57:40.186970732</meta:creation-date>
    <dc:date>2021-11-16T09:11:40.217451319</dc:date>
    <meta:editing-duration>PT29M49S</meta:editing-duration>
    <meta:editing-cycles>5</meta:editing-cycles>
    <meta:generator>LibreOffice/6.4.7.2$Linux_X86_64 LibreOffice_project/40$Build-2</meta:generator>
    <meta:document-statistic meta:table-count="1" meta:cell-count="122" meta:object-count="0"/>
  </office:meta>
</office:document-meta>
</file>